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ABeeZee" svg:font-family="ABeeZe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e999a"/>
    </style:style>
    <style:style style:name="P2" style:family="paragraph" style:parent-style-name="Standard">
      <style:text-properties officeooo:paragraph-rsid="0010942f"/>
    </style:style>
    <style:style style:name="P3" style:family="paragraph" style:parent-style-name="Standard">
      <style:text-properties officeooo:paragraph-rsid="00118c0b"/>
    </style:style>
    <style:style style:name="P4" style:family="paragraph" style:parent-style-name="Standard">
      <style:text-properties officeooo:paragraph-rsid="000e999a"/>
    </style:style>
    <style:style style:name="P5" style:family="paragraph" style:parent-style-name="Standard">
      <style:text-properties officeooo:paragraph-rsid="0016579b"/>
    </style:style>
    <style:style style:name="P6" style:family="paragraph" style:parent-style-name="Standard">
      <style:text-properties officeooo:paragraph-rsid="0017d409"/>
    </style:style>
    <style:style style:name="P7" style:family="paragraph" style:parent-style-name="Standard">
      <style:text-properties fo:font-weight="bold" officeooo:rsid="0018e284" officeooo:paragraph-rsid="0018e284" style:font-weight-asian="bold" style:font-weight-complex="bold"/>
    </style:style>
    <style:style style:name="P8" style:family="paragraph" style:parent-style-name="Standard">
      <style:text-properties style:font-name="ABeeZee" fo:font-size="12pt" officeooo:paragraph-rsid="0016579b" style:font-size-asian="12pt" style:font-size-complex="12pt"/>
    </style:style>
    <style:style style:name="P9" style:family="paragraph" style:parent-style-name="Standard">
      <style:text-properties style:font-name="ABeeZee" fo:font-size="12pt" officeooo:rsid="0016579b" officeooo:paragraph-rsid="0016579b" style:font-size-asian="12pt" style:font-size-complex="12pt"/>
    </style:style>
    <style:style style:name="P10" style:family="paragraph" style:parent-style-name="Text_20_body" style:list-style-name="L1">
      <style:text-properties style:font-name="ABeeZee" fo:font-size="12pt" style:font-size-asian="12pt" style:font-size-complex="12pt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style:font-name="ABeeZee" fo:font-size="12pt" style:font-size-asian="12pt" style:font-size-complex="12pt"/>
    </style:style>
    <style:style style:name="T1" style:family="text">
      <style:text-properties style:font-name="ABeeZee"/>
    </style:style>
    <style:style style:name="T2" style:family="text">
      <style:text-properties style:font-name="ABeeZee" officeooo:rsid="000e999a"/>
    </style:style>
    <style:style style:name="T3" style:family="text">
      <style:text-properties style:font-name="ABeeZee" fo:font-weight="normal" officeooo:rsid="000e999a" style:font-weight-asian="normal" style:font-weight-complex="normal"/>
    </style:style>
    <style:style style:name="T4" style:family="text">
      <style:text-properties style:font-name="ABeeZee" fo:font-weight="normal" officeooo:rsid="0010942f" style:font-weight-asian="normal" style:font-weight-complex="normal"/>
    </style:style>
    <style:style style:name="T5" style:family="text">
      <style:text-properties style:font-name="ABeeZee" fo:font-weight="normal" officeooo:rsid="00118c0b" style:font-weight-asian="normal" style:font-weight-complex="normal"/>
    </style:style>
    <style:style style:name="T6" style:family="text">
      <style:text-properties style:font-name="ABeeZee" fo:font-weight="bold" officeooo:rsid="000e999a" style:font-weight-asian="bold" style:font-weight-complex="bold"/>
    </style:style>
    <style:style style:name="T7" style:family="text">
      <style:text-properties style:font-name="ABeeZee" fo:font-weight="bold" officeooo:rsid="0010942f" style:font-weight-asian="bold" style:font-weight-complex="bold"/>
    </style:style>
    <style:style style:name="T8" style:family="text">
      <style:text-properties style:font-name="ABeeZee" fo:font-weight="bold" officeooo:rsid="00118c0b" style:font-weight-asian="bold" style:font-weight-complex="bold"/>
    </style:style>
    <style:style style:name="T9" style:family="text">
      <style:text-properties style:font-name="ABeeZee" officeooo:rsid="0010942f"/>
    </style:style>
    <style:style style:name="T10" style:family="text">
      <style:text-properties style:font-name="ABeeZee" fo:font-size="10pt" style:font-size-asian="10pt" style:font-size-complex="10pt"/>
    </style:style>
    <style:style style:name="T11" style:family="text">
      <style:text-properties style:font-name="ABeeZee" fo:font-size="10pt" officeooo:rsid="000e999a" style:font-size-asian="10pt" style:font-size-complex="10pt"/>
    </style:style>
    <style:style style:name="T12" style:family="text">
      <style:text-properties style:font-name="ABeeZee" fo:font-size="10pt" officeooo:rsid="0010942f" style:font-size-asian="10pt" style:font-size-complex="10pt"/>
    </style:style>
    <style:style style:name="T13" style:family="text">
      <style:text-properties style:font-name="ABeeZee" fo:font-size="10pt" fo:font-weight="normal" officeooo:rsid="000e999a" style:font-size-asian="10pt" style:font-weight-asian="normal" style:font-size-complex="10pt" style:font-weight-complex="normal"/>
    </style:style>
    <style:style style:name="T14" style:family="text">
      <style:text-properties style:font-name="ABeeZee" fo:font-size="10pt" fo:font-weight="normal" officeooo:rsid="0010942f" style:font-size-asian="10pt" style:font-weight-asian="normal" style:font-size-complex="10pt" style:font-weight-complex="normal"/>
    </style:style>
    <style:style style:name="T15" style:family="text">
      <style:text-properties style:font-name="ABeeZee" fo:font-size="10pt" fo:font-weight="normal" officeooo:rsid="00118c0b" style:font-size-asian="10pt" style:font-weight-asian="normal" style:font-size-complex="10pt" style:font-weight-complex="normal"/>
    </style:style>
    <style:style style:name="T16" style:family="text">
      <style:text-properties style:font-name="ABeeZee" fo:font-size="10pt" fo:font-weight="bold" officeooo:rsid="000e999a" style:font-size-asian="10pt" style:font-weight-asian="bold" style:font-size-complex="10pt" style:font-weight-complex="bold"/>
    </style:style>
    <style:style style:name="T17" style:family="text">
      <style:text-properties style:font-name="ABeeZee" fo:font-size="10pt" fo:font-weight="bold" officeooo:rsid="0010942f" style:font-size-asian="10pt" style:font-weight-asian="bold" style:font-size-complex="10pt" style:font-weight-complex="bold"/>
    </style:style>
    <style:style style:name="T18" style:family="text">
      <style:text-properties style:font-name="ABeeZee" fo:font-size="10pt" fo:font-weight="bold" officeooo:rsid="00118c0b" style:font-size-asian="10pt" style:font-weight-asian="bold" style:font-size-complex="10pt" style:font-weight-complex="bold"/>
    </style:style>
    <style:style style:name="T19" style:family="text">
      <style:text-properties style:font-name="ABeeZee" fo:font-size="9pt" style:font-size-asian="9pt" style:font-size-complex="9pt"/>
    </style:style>
    <style:style style:name="T20" style:family="text">
      <style:text-properties style:font-name="ABeeZee" fo:font-size="9pt" officeooo:rsid="000e999a" style:font-size-asian="9pt" style:font-size-complex="9pt"/>
    </style:style>
    <style:style style:name="T21" style:family="text">
      <style:text-properties style:font-name="ABeeZee" fo:font-size="9pt" officeooo:rsid="0010942f" style:font-size-asian="9pt" style:font-size-complex="9pt"/>
    </style:style>
    <style:style style:name="T22" style:family="text">
      <style:text-properties style:font-name="ABeeZee" fo:font-size="9pt" officeooo:rsid="001419b9" style:font-size-asian="9pt" style:font-size-complex="9pt"/>
    </style:style>
    <style:style style:name="T23" style:family="text">
      <style:text-properties style:font-name="ABeeZee" fo:font-size="9pt" officeooo:rsid="0014d6f4" style:font-size-asian="9pt" style:font-size-complex="9pt"/>
    </style:style>
    <style:style style:name="T24" style:family="text">
      <style:text-properties style:font-name="ABeeZee" fo:font-size="9pt" officeooo:rsid="0016579b" style:font-size-asian="9pt" style:font-size-complex="9pt"/>
    </style:style>
    <style:style style:name="T25" style:family="text">
      <style:text-properties style:font-name="ABeeZee" fo:font-size="9pt" fo:font-weight="normal" officeooo:rsid="000e999a" style:font-size-asian="9pt" style:font-weight-asian="normal" style:font-size-complex="9pt" style:font-weight-complex="normal"/>
    </style:style>
    <style:style style:name="T26" style:family="text">
      <style:text-properties style:font-name="ABeeZee" fo:font-size="9pt" fo:font-weight="normal" officeooo:rsid="0010942f" style:font-size-asian="9pt" style:font-weight-asian="normal" style:font-size-complex="9pt" style:font-weight-complex="normal"/>
    </style:style>
    <style:style style:name="T27" style:family="text">
      <style:text-properties style:font-name="ABeeZee" fo:font-size="9pt" fo:font-weight="normal" officeooo:rsid="00118c0b" style:font-size-asian="9pt" style:font-weight-asian="normal" style:font-size-complex="9pt" style:font-weight-complex="normal"/>
    </style:style>
    <style:style style:name="T28" style:family="text">
      <style:text-properties style:font-name="ABeeZee" fo:font-size="9pt" fo:font-weight="normal" officeooo:rsid="0016579b" style:font-size-asian="9pt" style:font-weight-asian="normal" style:font-size-complex="9pt" style:font-weight-complex="normal"/>
    </style:style>
    <style:style style:name="T29" style:family="text">
      <style:text-properties style:font-name="ABeeZee" fo:font-size="9pt" fo:font-weight="normal" officeooo:rsid="0017d409" style:font-size-asian="9pt" style:font-weight-asian="normal" style:font-size-complex="9pt" style:font-weight-complex="normal"/>
    </style:style>
    <style:style style:name="T30" style:family="text">
      <style:text-properties style:font-name="ABeeZee" fo:font-size="9pt" fo:font-weight="bold" officeooo:rsid="000e999a" style:font-size-asian="9pt" style:font-weight-asian="bold" style:font-size-complex="9pt" style:font-weight-complex="bold"/>
    </style:style>
    <style:style style:name="T31" style:family="text">
      <style:text-properties style:font-name="ABeeZee" fo:font-size="9pt" fo:font-weight="bold" officeooo:rsid="0010942f" style:font-size-asian="9pt" style:font-weight-asian="bold" style:font-size-complex="9pt" style:font-weight-complex="bold"/>
    </style:style>
    <style:style style:name="T32" style:family="text">
      <style:text-properties style:font-name="ABeeZee" fo:font-size="9pt" fo:font-weight="bold" officeooo:rsid="00118c0b" style:font-size-asian="9pt" style:font-weight-asian="bold" style:font-size-complex="9pt" style:font-weight-complex="bold"/>
    </style:style>
    <style:style style:name="T33" style:family="text">
      <style:text-properties style:font-name="ABeeZee" fo:font-size="9pt" fo:font-weight="bold" officeooo:rsid="0017d409" style:font-size-asian="9pt" style:font-weight-asian="bold" style:font-size-complex="9pt" style:font-weight-complex="bold"/>
    </style:style>
    <style:style style:name="T34" style:family="text">
      <style:text-properties officeooo:rsid="0010942f"/>
    </style:style>
    <style:style style:name="T35" style:family="text">
      <style:text-properties fo:font-size="9pt" style:font-size-asian="9pt" style:font-size-complex="9pt"/>
    </style:style>
    <style:style style:name="T36" style:family="text">
      <style:text-properties fo:font-size="9pt" officeooo:rsid="000e999a" style:font-size-asian="9pt" style:font-size-complex="9pt"/>
    </style:style>
    <style:style style:name="T37" style:family="text">
      <style:text-properties fo:font-size="9pt" officeooo:rsid="001419b9" style:font-size-asian="9pt" style:font-size-complex="9pt"/>
    </style:style>
    <style:style style:name="T38" style:family="text">
      <style:text-properties fo:font-size="9pt" officeooo:rsid="0016579b" style:font-size-asian="9pt" style:font-size-complex="9pt"/>
    </style:style>
    <style:style style:name="T39" style:family="text">
      <style:text-properties fo:font-size="9pt" officeooo:rsid="0010942f" style:font-size-asian="9pt" style:font-size-complex="9pt"/>
    </style:style>
    <style:style style:name="T40" style:family="text">
      <style:text-properties fo:font-size="9pt" officeooo:rsid="0014d6f4" style:font-size-asian="9pt" style:font-size-complex="9pt"/>
    </style:style>
    <style:style style:name="T41" style:family="text">
      <style:text-properties fo:font-size="9pt" fo:font-weight="normal" officeooo:rsid="000e999a" style:font-size-asian="9pt" style:font-weight-asian="normal" style:font-size-complex="9pt" style:font-weight-complex="normal"/>
    </style:style>
    <style:style style:name="T42" style:family="text">
      <style:text-properties fo:font-size="9pt" fo:font-weight="normal" officeooo:rsid="0016579b" style:font-size-asian="9pt" style:font-weight-asian="normal" style:font-size-complex="9pt" style:font-weight-complex="normal"/>
    </style:style>
    <style:style style:name="T43" style:family="text">
      <style:text-properties fo:font-size="9pt" fo:font-weight="normal" officeooo:rsid="0017d409" style:font-size-asian="9pt" style:font-weight-asian="normal" style:font-size-complex="9pt" style:font-weight-complex="normal"/>
    </style:style>
    <style:style style:name="T44" style:family="text">
      <style:text-properties fo:font-size="9pt" fo:font-weight="normal" officeooo:rsid="0010942f" style:font-size-asian="9pt" style:font-weight-asian="normal" style:font-size-complex="9pt" style:font-weight-complex="normal"/>
    </style:style>
    <style:style style:name="T45" style:family="text">
      <style:text-properties fo:font-size="9pt" fo:font-weight="normal" officeooo:rsid="00118c0b" style:font-size-asian="9pt" style:font-weight-asian="normal" style:font-size-complex="9pt" style:font-weight-complex="normal"/>
    </style:style>
    <style:style style:name="T46" style:family="text">
      <style:text-properties fo:font-size="9pt" fo:font-weight="bold" officeooo:rsid="000e999a" style:font-size-asian="9pt" style:font-weight-asian="bold" style:font-size-complex="9pt" style:font-weight-complex="bold"/>
    </style:style>
    <style:style style:name="T47" style:family="text">
      <style:text-properties fo:font-size="9pt" fo:font-weight="bold" officeooo:rsid="0017d409" style:font-size-asian="9pt" style:font-weight-asian="bold" style:font-size-complex="9pt" style:font-weight-complex="bold"/>
    </style:style>
    <style:style style:name="T48" style:family="text">
      <style:text-properties fo:font-size="9pt" fo:font-weight="bold" officeooo:rsid="0010942f" style:font-size-asian="9pt" style:font-weight-asian="bold" style:font-size-complex="9pt" style:font-weight-complex="bold"/>
    </style:style>
    <style:style style:name="T49" style:family="text">
      <style:text-properties fo:font-size="9pt" fo:font-weight="bold" officeooo:rsid="00118c0b" style:font-size-asian="9pt" style:font-weight-asian="bold" style:font-size-complex="9pt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style:font-name="ABeeZee"/>
    </style:style>
    <style:style style:name="T52" style:family="text">
      <style:text-properties style:font-name="ABeeZee" fo:font-size="9pt" style:font-size-asian="9pt" style:font-size-complex="9pt"/>
    </style:style>
    <style:style style:name="T53" style:family="text">
      <style:text-properties style:font-name="ABeeZee" fo:font-size="9pt" officeooo:rsid="000e999a" style:font-size-asian="9pt" style:font-size-complex="9pt"/>
    </style:style>
    <style:style style:name="T54" style:family="text">
      <style:text-properties style:font-name="ABeeZee" fo:font-size="9pt" officeooo:rsid="001419b9" style:font-size-asian="9pt" style:font-size-complex="9pt"/>
    </style:style>
    <style:style style:name="T55" style:family="text">
      <style:text-properties style:font-name="ABeeZee" fo:font-size="9pt" officeooo:rsid="0016579b" style:font-size-asian="9pt" style:font-size-complex="9pt"/>
    </style:style>
    <style:style style:name="T56" style:family="text">
      <style:text-properties style:font-name="ABeeZee" fo:font-size="9pt" officeooo:rsid="0010942f" style:font-size-asian="9pt" style:font-size-complex="9pt"/>
    </style:style>
    <style:style style:name="T57" style:family="text">
      <style:text-properties style:font-name="ABeeZee" fo:font-size="9pt" officeooo:rsid="0014d6f4" style:font-size-asian="9pt" style:font-size-complex="9pt"/>
    </style:style>
    <style:style style:name="T58" style:family="text">
      <style:text-properties style:font-name="ABeeZee" fo:font-size="9pt" fo:font-weight="normal" officeooo:rsid="000e999a" style:font-size-asian="9pt" style:font-weight-asian="normal" style:font-size-complex="9pt" style:font-weight-complex="normal"/>
    </style:style>
    <style:style style:name="T59" style:family="text">
      <style:text-properties style:font-name="ABeeZee" fo:font-size="9pt" fo:font-weight="normal" officeooo:rsid="0016579b" style:font-size-asian="9pt" style:font-weight-asian="normal" style:font-size-complex="9pt" style:font-weight-complex="normal"/>
    </style:style>
    <style:style style:name="T60" style:family="text">
      <style:text-properties style:font-name="ABeeZee" fo:font-size="9pt" fo:font-weight="normal" officeooo:rsid="0017d409" style:font-size-asian="9pt" style:font-weight-asian="normal" style:font-size-complex="9pt" style:font-weight-complex="normal"/>
    </style:style>
    <style:style style:name="T61" style:family="text">
      <style:text-properties style:font-name="ABeeZee" fo:font-size="9pt" fo:font-weight="normal" officeooo:rsid="0010942f" style:font-size-asian="9pt" style:font-weight-asian="normal" style:font-size-complex="9pt" style:font-weight-complex="normal"/>
    </style:style>
    <style:style style:name="T62" style:family="text">
      <style:text-properties style:font-name="ABeeZee" fo:font-size="9pt" fo:font-weight="normal" officeooo:rsid="00118c0b" style:font-size-asian="9pt" style:font-weight-asian="normal" style:font-size-complex="9pt" style:font-weight-complex="normal"/>
    </style:style>
    <style:style style:name="T63" style:family="text">
      <style:text-properties style:font-name="ABeeZee" fo:font-size="9pt" fo:font-weight="bold" officeooo:rsid="000e999a" style:font-size-asian="9pt" style:font-weight-asian="bold" style:font-size-complex="9pt" style:font-weight-complex="bold"/>
    </style:style>
    <style:style style:name="T64" style:family="text">
      <style:text-properties style:font-name="ABeeZee" fo:font-size="9pt" fo:font-weight="bold" officeooo:rsid="0017d409" style:font-size-asian="9pt" style:font-weight-asian="bold" style:font-size-complex="9pt" style:font-weight-complex="bold"/>
    </style:style>
    <style:style style:name="T65" style:family="text">
      <style:text-properties style:font-name="ABeeZee" fo:font-size="9pt" fo:font-weight="bold" officeooo:rsid="0010942f" style:font-size-asian="9pt" style:font-weight-asian="bold" style:font-size-complex="9pt" style:font-weight-complex="bold"/>
    </style:style>
    <style:style style:name="T66" style:family="text">
      <style:text-properties style:font-name="ABeeZee" fo:font-size="9pt" fo:font-weight="bold" officeooo:rsid="00118c0b" style:font-size-asian="9pt" style:font-weight-asian="bold" style:font-size-complex="9pt" style:font-weight-complex="bold"/>
    </style:style>
    <style:style style:name="T67" style:family="text">
      <style:text-properties style:font-name="ABeeZee" officeooo:rsid="000e999a"/>
    </style:style>
    <style:style style:name="T68" style:family="text">
      <style:text-properties style:font-name="ABeeZee" fo:font-weight="normal" officeooo:rsid="000e999a" style:font-weight-asian="normal" style:font-weight-complex="normal"/>
    </style:style>
    <style:style style:name="T69" style:family="text">
      <style:text-properties style:font-name="ABeeZee" fo:font-weight="normal" officeooo:rsid="0016579b" style:font-weight-asian="normal" style:font-weight-complex="normal"/>
    </style:style>
    <style:style style:name="T70" style:family="text">
      <style:text-properties style:font-name="ABeeZee" fo:font-weight="normal" officeooo:rsid="0017d409" style:font-weight-asian="normal" style:font-weight-complex="normal"/>
    </style:style>
    <style:style style:name="T71" style:family="text">
      <style:text-properties style:font-name="ABeeZee" fo:font-weight="normal" officeooo:rsid="0010942f" style:font-weight-asian="normal" style:font-weight-complex="normal"/>
    </style:style>
    <style:style style:name="T72" style:family="text">
      <style:text-properties style:font-name="ABeeZee" fo:font-weight="normal" officeooo:rsid="00118c0b" style:font-weight-asian="normal" style:font-weight-complex="normal"/>
    </style:style>
    <style:style style:name="T73" style:family="text">
      <style:text-properties style:font-name="ABeeZee" officeooo:rsid="001419b9"/>
    </style:style>
    <style:style style:name="T74" style:family="text">
      <style:text-properties style:font-name="ABeeZee" fo:font-weight="bold" officeooo:rsid="000e999a" style:font-weight-asian="bold" style:font-weight-complex="bold"/>
    </style:style>
    <style:style style:name="T75" style:family="text">
      <style:text-properties style:font-name="ABeeZee" fo:font-weight="bold" officeooo:rsid="0017d409" style:font-weight-asian="bold" style:font-weight-complex="bold"/>
    </style:style>
    <style:style style:name="T76" style:family="text">
      <style:text-properties style:font-name="ABeeZee" fo:font-weight="bold" officeooo:rsid="0010942f" style:font-weight-asian="bold" style:font-weight-complex="bold"/>
    </style:style>
    <style:style style:name="T77" style:family="text">
      <style:text-properties style:font-name="ABeeZee" fo:font-weight="bold" officeooo:rsid="00118c0b" style:font-weight-asian="bold" style:font-weight-complex="bold"/>
    </style:style>
    <style:style style:name="T78" style:family="text">
      <style:text-properties style:font-name="ABeeZee" officeooo:rsid="0016579b"/>
    </style:style>
    <style:style style:name="T79" style:family="text">
      <style:text-properties style:font-name="ABeeZee" officeooo:rsid="0010942f"/>
    </style:style>
    <style:style style:name="T80" style:family="text">
      <style:text-properties style:font-name="ABeeZee" officeooo:rsid="0014d6f4"/>
    </style:style>
    <style:style style:name="T81" style:family="text">
      <style:text-properties style:font-name="ABeeZee" fo:font-size="12pt" style:font-size-asian="12pt" style:font-size-complex="12pt"/>
    </style:style>
    <style:style style:name="T82" style:family="text">
      <style:text-properties style:font-name="ABeeZee" fo:font-size="12pt" officeooo:rsid="000e999a" style:font-size-asian="12pt" style:font-size-complex="12pt"/>
    </style:style>
    <style:style style:name="T83" style:family="text">
      <style:text-properties style:font-name="ABeeZee" fo:font-size="12pt" officeooo:rsid="001419b9" style:font-size-asian="12pt" style:font-size-complex="12pt"/>
    </style:style>
    <style:style style:name="T84" style:family="text">
      <style:text-properties style:font-name="ABeeZee" fo:font-size="12pt" officeooo:rsid="0016579b" style:font-size-asian="12pt" style:font-size-complex="12pt"/>
    </style:style>
    <style:style style:name="T85" style:family="text">
      <style:text-properties style:font-name="ABeeZee" fo:font-size="12pt" officeooo:rsid="0010942f" style:font-size-asian="12pt" style:font-size-complex="12pt"/>
    </style:style>
    <style:style style:name="T86" style:family="text">
      <style:text-properties style:font-name="ABeeZee" fo:font-size="12pt" officeooo:rsid="0014d6f4" style:font-size-asian="12pt" style:font-size-complex="12pt"/>
    </style:style>
    <style:style style:name="T87" style:family="text">
      <style:text-properties style:font-name="ABeeZee" fo:font-size="12pt" fo:font-weight="normal" style:font-size-asian="12pt" style:font-weight-asian="normal" style:font-size-complex="12pt" style:font-weight-complex="normal"/>
    </style:style>
    <style:style style:name="T88" style:family="text">
      <style:text-properties style:font-name="ABeeZee" fo:font-size="12pt" fo:font-weight="normal" officeooo:rsid="000e999a" style:font-size-asian="12pt" style:font-weight-asian="normal" style:font-size-complex="12pt" style:font-weight-complex="normal"/>
    </style:style>
    <style:style style:name="T89" style:family="text">
      <style:text-properties style:font-name="ABeeZee" fo:font-size="12pt" fo:font-weight="normal" officeooo:rsid="0016579b" style:font-size-asian="12pt" style:font-weight-asian="normal" style:font-size-complex="12pt" style:font-weight-complex="normal"/>
    </style:style>
    <style:style style:name="T90" style:family="text">
      <style:text-properties style:font-name="ABeeZee" fo:font-size="12pt" fo:font-weight="normal" officeooo:rsid="0017d409" style:font-size-asian="12pt" style:font-weight-asian="normal" style:font-size-complex="12pt" style:font-weight-complex="normal"/>
    </style:style>
    <style:style style:name="T91" style:family="text">
      <style:text-properties style:font-name="ABeeZee" fo:font-size="12pt" fo:font-weight="normal" officeooo:rsid="0010942f" style:font-size-asian="12pt" style:font-weight-asian="normal" style:font-size-complex="12pt" style:font-weight-complex="normal"/>
    </style:style>
    <style:style style:name="T92" style:family="text">
      <style:text-properties style:font-name="ABeeZee" fo:font-size="12pt" fo:font-weight="normal" officeooo:rsid="00118c0b" style:font-size-asian="12pt" style:font-weight-asian="normal" style:font-size-complex="12pt" style:font-weight-complex="normal"/>
    </style:style>
    <style:style style:name="T93" style:family="text">
      <style:text-properties style:font-name="ABeeZee" fo:font-size="12pt" fo:font-weight="bold" style:font-size-asian="12pt" style:font-weight-asian="bold" style:font-size-complex="12pt" style:font-weight-complex="bold"/>
    </style:style>
    <style:style style:name="T94" style:family="text">
      <style:text-properties style:font-name="ABeeZee" fo:font-size="12pt" fo:font-weight="bold" officeooo:rsid="000e999a" style:font-size-asian="12pt" style:font-weight-asian="bold" style:font-size-complex="12pt" style:font-weight-complex="bold"/>
    </style:style>
    <style:style style:name="T95" style:family="text">
      <style:text-properties style:font-name="ABeeZee" fo:font-size="12pt" fo:font-weight="bold" officeooo:rsid="0017d409" style:font-size-asian="12pt" style:font-weight-asian="bold" style:font-size-complex="12pt" style:font-weight-complex="bold"/>
    </style:style>
    <style:style style:name="T96" style:family="text">
      <style:text-properties style:font-name="ABeeZee" fo:font-size="12pt" fo:font-weight="bold" officeooo:rsid="0010942f" style:font-size-asian="12pt" style:font-weight-asian="bold" style:font-size-complex="12pt" style:font-weight-complex="bold"/>
    </style:style>
    <style:style style:name="T97" style:family="text">
      <style:text-properties style:font-name="ABeeZee" fo:font-size="12pt" fo:font-weight="bold" officeooo:rsid="00118c0b" style:font-size-asian="12pt" style:font-weight-asian="bold" style:font-size-complex="12pt" style:font-weight-complex="bold"/>
    </style:style>
    <style:style style:name="T98" style:family="text">
      <style:text-properties style:font-name="ABeeZee" fo:font-size="12pt" fo:font-weight="bold" officeooo:rsid="001a75bc" style:font-size-asian="12pt" style:font-weight-asian="bold" style:font-size-complex="12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trong_20_Emphasis"><text:span text:style-name="T81">fdisk -l</text:span></text:span></text:p>
      <text:p text:style-name="Standard"><text:span text:style-name="Strong_20_Emphasis"><text:span text:style-name="T81"/></text:span></text:p>
      <text:p text:style-name="Standard"><text:span text:style-name="Strong_20_Emphasis"><text:span text:style-name="T81">fdisk /dev/sd</text:span></text:span><text:span text:style-name="Strong_20_Emphasis"><text:span text:style-name="T82">X</text:span></text:span></text:p>
      <text:p text:style-name="Standard"><text:span text:style-name="Strong_20_Emphasis"><text:span text:style-name="T82"/></text:span></text:p>
      <text:p text:style-name="Standard"><text:span text:style-name="Strong_20_Emphasis"><text:span text:style-name="T88">Acesse o menu HELP: </text:span></text:span><text:span text:style-name="Strong_20_Emphasis"><text:span text:style-name="T82"><text:line-break/><text:line-break/># m </text:span></text:span></text:p>
      <text:p text:style-name="Standard"><text:span text:style-name="Strong_20_Emphasis"><text:span text:style-name="T82"/></text:span></text:p>
      <text:p text:style-name="Standard"><text:span text:style-name="Strong_20_Emphasis"><text:span text:style-name="T82"># n </text:span></text:span><text:span text:style-name="Strong_20_Emphasis"><text:span text:style-name="T88">(adicionar uma nova partição) </text:span></text:span><text:span text:style-name="Strong_20_Emphasis"><text:span text:style-name="T82"><text:line-break/><text:line-break/></text:span></text:span><text:span text:style-name="Strong_20_Emphasis"><text:span text:style-name="T88">Início da partição "1": &lt;ENTER&gt; <text:line-break/><text:line-break/>Fim da partição, default: &lt;ENTER&gt; </text:span></text:span><text:span text:style-name="Strong_20_Emphasis"><text:span text:style-name="T82"><text:line-break/><text:line-break/># p </text:span></text:span><text:span text:style-name="Strong_20_Emphasis"><text:span text:style-name="T88">(Listar partições) </text:span></text:span><text:span text:style-name="Strong_20_Emphasis"><text:span text:style-name="T82"><text:line-break/><text:line-break/># t </text:span></text:span><text:span text:style-name="Strong_20_Emphasis"><text:span text:style-name="T88">(a letra "L" irá lhe mostrar as opções. A opção "8e" é </text:span></text:span><text:a xlink:type="simple" xlink:href="https://www.vivaolinux.com.br/linux/" text:style-name="Internet_20_link" text:visited-style-name="Visited_20_Internet_20_Link"><text:span text:style-name="Strong_20_Emphasis"><text:span text:style-name="T88">Linux</text:span></text:span></text:a><text:span text:style-name="Strong_20_Emphasis"><text:span text:style-name="T88"> LVM. Troque a Label para Linux LVM) </text:span></text:span><text:span text:style-name="Strong_20_Emphasis"><text:span text:style-name="T82"><text:line-break/><text:line-break/># w </text:span></text:span><text:span text:style-name="Strong_20_Emphasis"><text:span text:style-name="T88">(para gravar as alterações)</text:span></text:span><text:span text:style-name="Strong_20_Emphasis"><text:span text:style-name="T82"> </text:span></text:span></text:p>
      <text:p text:style-name="Standard"><text:span text:style-name="Strong_20_Emphasis"><text:span text:style-name="T82"/></text:span></text:p>
      <text:p text:style-name="P1"><text:span text:style-name="Strong_20_Emphasis"><text:span text:style-name="T88">Ou criar a partição através do Gparted</text:span></text:span></text:p>
      <text:p text:style-name="P1"><text:span text:style-name="Strong_20_Emphasis"><text:span text:style-name="T88"/></text:span></text:p>
      <text:p text:style-name="P1"><text:span text:style-name="Strong_20_Emphasis"><text:span text:style-name="T82"># </text:span></text:span><text:span text:style-name="Strong_20_Emphasis"><text:span text:style-name="T83">sudo </text:span></text:span><text:span text:style-name="Strong_20_Emphasis"><text:span text:style-name="T82">pvcreate /dev/sdXnº</text:span></text:span><text:span text:style-name="Strong_20_Emphasis"><text:span text:style-name="T88"><text:line-break/><text:line-break/>Explicação: pvcreate (comando) /&lt;device_formatada&gt; <text:line-break/><text:line-break/>Vamos criar o VG (group volume) com o nome de "roo</text:span></text:span><text:span text:style-name="Strong_20_Emphasis"><text:span text:style-name="T89">t</text:span></text:span><text:span text:style-name="Strong_20_Emphasis"><text:span text:style-name="T88">vg": </text:span></text:span></text:p>
      <text:p text:style-name="P1"><text:span text:style-name="Strong_20_Emphasis"><text:span text:style-name="T88"/></text:span></text:p>
      <text:p text:style-name="P1"><text:span text:style-name="Strong_20_Emphasis"><text:span text:style-name="T82"># </text:span></text:span><text:span text:style-name="Strong_20_Emphasis"><text:span text:style-name="T83">sudo </text:span></text:span><text:span text:style-name="Strong_20_Emphasis"><text:span text:style-name="T82">vgcreate rootvg <text:s/>/dev</text:span></text:span><text:span text:style-name="Strong_20_Emphasis"><text:span text:style-name="T94">/sdXnº</text:span></text:span></text:p>
      <text:p text:style-name="P1"><text:span text:style-name="Strong_20_Emphasis"><text:span text:style-name="T94"/></text:span></text:p>
      <text:list xml:id="list4171445204" text:style-name="L1">
        <text:list-item>
          <text:p text:style-name="P11">vgcreate: criação da partição/HD </text:p>
        </text:list-item>
        <text:list-item>
          <text:p text:style-name="P11"><text:span text:style-name="T34">rootvg</text:span>: nome do grupo, podendo qual desejar </text:p>
        </text:list-item>
        <text:list-item>
          <text:p text:style-name="P10">/dev/<text:span text:style-name="T34">sdXnº</text:span>: partição a ser escolhida para o LVM </text:p>
        </text:list-item>
      </text:list>
      <text:p text:style-name="P5"><text:span text:style-name="Strong_20_Emphasis"><text:span text:style-name="T84">sudo vgs rootvg</text:span></text:span></text:p>
      <text:p text:style-name="P8"/>
      <text:p text:style-name="P9">para ver o espaço livre do grupo “<text:span text:style-name="T50">rootvg</text:span>”</text:p>
      <text:p text:style-name="P8"/>
      <text:p text:style-name="P1"><text:span text:style-name="Strong_20_Emphasis"><text:span text:style-name="T84">sudo </text:span></text:span><text:span text:style-name="Strong_20_Emphasis"><text:span text:style-name="T82">lvcreate -n </text:span></text:span><text:span text:style-name="Strong_20_Emphasis"><text:span text:style-name="T85">nome</text:span></text:span><text:span text:style-name="Strong_20_Emphasis"><text:span text:style-name="T82">_lv -L30G rootvg</text:span></text:span></text:p>
      <text:p text:style-name="P1"><text:span text:style-name="Strong_20_Emphasis"><text:span text:style-name="T82"/></text:span></text:p>
      <text:p text:style-name="P1"><text:span text:style-name="Strong_20_Emphasis"><text:span text:style-name="T88">Explicação: lvcreate -n &lt;nome_do_lv&gt; -L&lt;tamanho_do_LV&gt; &lt;nome_do_vg&gt; </text:span></text:span></text:p>
      <text:p text:style-name="P1"><text:span text:style-name="Strong_20_Emphasis"><text:span text:style-name="T88"/></text:span></text:p>
      <text:p text:style-name="P6"><text:span text:style-name="Strong_20_Emphasis"><text:span text:style-name="T95">sudo</text:span></text:span><text:span text:style-name="Strong_20_Emphasis"><text:span text:style-name="T90"> </text:span></text:span><text:span text:style-name="Strong_20_Emphasis"><text:span text:style-name="T95">lvdisplay</text:span></text:span><text:span text:style-name="Strong_20_Emphasis"><text:span text:style-name="T90"> </text:span></text:span></text:p>
      <text:p text:style-name="P6"><text:span text:style-name="Strong_20_Emphasis"><text:span text:style-name="T90">para ver o resultado</text:span></text:span></text:p>
      <text:p text:style-name="P6"><text:span text:style-name="Strong_20_Emphasis"><text:span text:style-name="T90"/></text:span></text:p>
      <text:p text:style-name="P6"><text:span text:style-name="Strong_20_Emphasis"><text:span text:style-name="T90"/></text:span></text:p>
      <text:p text:style-name="P7"><text:soft-page-break/><text:span text:style-name="T81">sudo lvextend -L +3G </text:span><text:span text:style-name="Strong_20_Emphasis"><text:span text:style-name="T94">/dev/rootvg/</text:span></text:span><text:span text:style-name="Strong_20_Emphasis"><text:span text:style-name="T96">nome</text:span></text:span><text:span text:style-name="Strong_20_Emphasis"><text:span text:style-name="T94">_lv -</text:span></text:span><text:span text:style-name="Strong_20_Emphasis"><text:span text:style-name="T98">r</text:span></text:span></text:p>
      <text:p text:style-name="P7"><text:span text:style-name="Strong_20_Emphasis"><text:span text:style-name="T87">para aumentar o tamanho</text:span></text:span></text:p>
      <text:p text:style-name="P1"><text:span text:style-name="Strong_20_Emphasis"><text:span text:style-name="T88"/></text:span></text:p>
      <text:p text:style-name="P2"><text:span text:style-name="Strong_20_Emphasis"><text:span text:style-name="T91">Formatar com ext4 64bit:</text:span></text:span></text:p>
      <text:p text:style-name="P2"><text:span text:style-name="Strong_20_Emphasis"><text:span text:style-name="T94">sudo mke2fs -text4 -O 64bit /dev/rootvg/</text:span></text:span><text:span text:style-name="Strong_20_Emphasis"><text:span text:style-name="T96">nome</text:span></text:span><text:span text:style-name="Strong_20_Emphasis"><text:span text:style-name="T94">_lv </text:span></text:span></text:p>
      <text:p text:style-name="P2"><text:span text:style-name="Strong_20_Emphasis"><text:span text:style-name="T94"/></text:span></text:p>
      <text:p text:style-name="P3"><text:span text:style-name="Strong_20_Emphasis"><text:span text:style-name="T91">Formatar com </text:span></text:span><text:span text:style-name="Strong_20_Emphasis"><text:span text:style-name="T92">xfs</text:span></text:span><text:span text:style-name="Strong_20_Emphasis"><text:span text:style-name="T91">:</text:span></text:span></text:p>
      <text:p text:style-name="P3"><text:span text:style-name="Strong_20_Emphasis"><text:span text:style-name="T97">sudo mkfs.xfs </text:span></text:span><text:span text:style-name="Strong_20_Emphasis"><text:span text:style-name="T94">/dev/rootvg/</text:span></text:span><text:span text:style-name="Strong_20_Emphasis"><text:span text:style-name="T96">nome</text:span></text:span><text:span text:style-name="Strong_20_Emphasis"><text:span text:style-name="T94">_lv </text:span></text:span></text:p>
      <text:p text:style-name="P1"><text:span text:style-name="Strong_20_Emphasis"><text:span text:style-name="T94"/></text:span></text:p>
      <text:p text:style-name="P1"><text:span text:style-name="Strong_20_Emphasis"><text:span text:style-name="T88">Alguns comandos para verificação dos LV, VG etc. <text:line-break/><text:line-break/></text:span></text:span><text:span text:style-name="Strong_20_Emphasis"><text:span text:style-name="T82"># lvdisplay</text:span></text:span><text:span text:style-name="Strong_20_Emphasis"><text:span text:style-name="T88"> <text:line-break/><text:line-break/>Verificação do LV: <text:line-break/><text:line-break/></text:span></text:span><text:span text:style-name="Strong_20_Emphasis"><text:span text:style-name="T82"># vgdisplay</text:span></text:span><text:span text:style-name="Strong_20_Emphasis"><text:span text:style-name="T88"> <text:line-break/><text:line-break/>Verificação GV: <text:line-break/><text:line-break/></text:span></text:span><text:span text:style-name="Strong_20_Emphasis"><text:span text:style-name="T82"># vgscan</text:span></text:span><text:span text:style-name="Strong_20_Emphasis"><text:span text:style-name="T88"> <text:line-break/><text:line-break/>Remover a LV: <text:line-break/><text:line-break/></text:span></text:span><text:span text:style-name="Strong_20_Emphasis"><text:span text:style-name="T82"># lvremove /dev/</text:span></text:span><text:span text:style-name="Strong_20_Emphasis"><text:span text:style-name="T86">rootvg</text:span></text:span><text:span text:style-name="Strong_20_Emphasis"><text:span text:style-name="T82">/</text:span></text:span><text:span text:style-name="Strong_20_Emphasis"><text:span text:style-name="T86">nome_lv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ABeeZee" svg:font-family="ABeeZe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5:14:36.360693231</meta:creation-date>
    <dc:date>2019-02-13T17:43:38.328868415</dc:date>
    <meta:editing-duration>PT48M8S</meta:editing-duration>
    <meta:editing-cycles>7</meta:editing-cycles>
    <meta:generator>LibreOffice/6.2.0.3$Linux_X86_64 LibreOffice_project/20$Build-3</meta:generator>
    <meta:document-statistic meta:table-count="0" meta:image-count="0" meta:object-count="0" meta:page-count="2" meta:paragraph-count="23" meta:word-count="191" meta:character-count="1211" meta:non-whitespace-character-count="1006"/>
  </office:meta>
</office:document-meta>
</file>